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0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0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0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0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9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6552" calcext:value-type="float">
            <text:p>65.3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8328" calcext:value-type="float">
            <text:p>65.1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9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9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3176" calcext:value-type="float">
            <text:p>64.2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9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8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1784" calcext:value-type="float">
            <text:p>63.0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8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6984" calcext:value-type="float">
            <text:p>62.7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8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8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636" calcext:value-type="float">
            <text:p>62.3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8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3168" calcext:value-type="float">
            <text:p>61.9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8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8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5488" calcext:value-type="float">
            <text:p>61.4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8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8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8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7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2096" calcext:value-type="float">
            <text:p>63.2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7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7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7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7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7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6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6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NHP-FR-049</text:p>
          </table:table-cell>
          <table:table-cell office:value-type="string" calcext:value-type="string">
            <text:p>196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